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186.57mm" svg:height="90.06mm" svg:x="68.73mm" svg:y="1mm">
            <loext:p draw:notify-on-update-of-ranges="Tabelle1.A1:Tabelle1.A1 Tabelle1.A2:Tabelle1.A32 Tabelle1.B1:Tabelle1.B1 Tabelle1.B2:Tabelle1.B32 Tabelle1.C1:Tabelle1.C1 Tabelle1.C2:Tabelle1.C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ax_distance</text:p>
          </table:table-cell>
          <table:table-cell office:value-type="string" calcext:value-type="string">
            <text:p>all cooccurrences</text:p>
          </table:table-cell>
          <table:table-cell office:value-type="string" calcext:value-type="string">
            <text:p>significant cooccurrences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61" calcext:value-type="float">
            <text:p>126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2" calcext:value-type="float">
            <text:p>234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3121" calcext:value-type="float">
            <text:p>3121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46" calcext:value-type="float">
            <text:p>3746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/>
          <table:table-cell office:value-type="float" office:value="4219" calcext:value-type="float">
            <text:p>4219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47" calcext:value-type="float">
            <text:p>4647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/>
          <table:table-cell office:value-type="float" office:value="5009" calcext:value-type="float">
            <text:p>5009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13" calcext:value-type="float">
            <text:p>5313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/>
          <table:table-cell office:value-type="float" office:value="5583" calcext:value-type="float">
            <text:p>5583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33" calcext:value-type="float">
            <text:p>5833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/>
          <table:table-cell office:value-type="float" office:value="6036" calcext:value-type="float">
            <text:p>6036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7" calcext:value-type="float">
            <text:p>6207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/>
          <table:table-cell office:value-type="float" office:value="6373" calcext:value-type="float">
            <text:p>6373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97" calcext:value-type="float">
            <text:p>6497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/>
          <table:table-cell office:value-type="float" office:value="6604" calcext:value-type="float">
            <text:p>6604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19" calcext:value-type="float">
            <text:p>6719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/>
          <table:table-cell office:value-type="float" office:value="6823" calcext:value-type="float">
            <text:p>6823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10" calcext:value-type="float">
            <text:p>6910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/>
          <table:table-cell office:value-type="float" office:value="6997" calcext:value-type="float">
            <text:p>6997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68" calcext:value-type="float">
            <text:p>7068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/>
          <table:table-cell office:value-type="float" office:value="7129" calcext:value-type="float">
            <text:p>7129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185" calcext:value-type="float">
            <text:p>7185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/>
          <table:table-cell office:value-type="float" office:value="7238" calcext:value-type="float">
            <text:p>7238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298" calcext:value-type="float">
            <text:p>7298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/>
          <table:table-cell office:value-type="float" office:value="7340" calcext:value-type="float">
            <text:p>734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371" calcext:value-type="float">
            <text:p>737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/>
          <table:table-cell office:value-type="float" office:value="7403" calcext:value-type="float">
            <text:p>7403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433" calcext:value-type="float">
            <text:p>7433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/>
          <table:table-cell office:value-type="float" office:value="7460" calcext:value-type="float">
            <text:p>746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487" calcext:value-type="float">
            <text:p>7487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Konvergenz ab dist = 57 mit 7650 und 23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9:46:37.418540730</meta:creation-date>
    <dc:date>2017-02-23T20:24:36.086140825</dc:date>
    <meta:editing-duration>PT7M17S</meta:editing-duration>
    <meta:editing-cycles>2</meta:editing-cycles>
    <meta:generator>LibreOffice/5.1.4.2$Linux_X86_64 LibreOffice_project/10m0$Build-2</meta:generator>
    <meta:document-statistic meta:table-count="1" meta:cell-count="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CMU Sans Serif'" style:font-style-name="Standard"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chart:auto-position="true" style:rotation-angle="0"/>
      <style:text-properties fo:font-family="'CMU Sans Serif'" style:font-style-name="Standard" fo:font-size="14pt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1pt" style:font-size-asian="10pt" style:font-size-complex="10pt"/>
    </style:style>
    <style:style style:name="ch7" style:family="chart">
      <style:chart-properties chart:auto-position="true" style:rotation-angle="90"/>
      <style:text-properties fo:font-family="'CMU Sans Serif'" style:font-style-name="Standard" fo:font-size="14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333333" draw:fill-color="#3333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horizontal-bar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658cm" svg:height="9.007cm" xlink:href=".." xlink:type="simple" chart:class="chart:line" chart:style-name="ch1">
        <chart:legend chart:legend-position="top" svg:x="4.233cm" svg:y="0.185cm" style:legend-expansion="wide" chart:style-name="ch2"/>
        <chart:plot-area chart:style-name="ch3" table:cell-range-address="Tabelle1.A1:Tabelle1.C32" chart:data-source-has-labels="both" svg:x="1.702cm" svg:y="1.148cm" svg:width="16.583cm" svg:height="6.38cm">
          <chartooo:coordinate-region svg:x="2.8cm" svg:y="1.374cm" svg:width="15.272cm" svg:height="5.454cm"/>
          <chart:axis chart:dimension="x" chart:name="primary-x" chart:style-name="ch4" chartooo:axis-type="auto">
            <chartooo:date-scale/>
            <chart:title svg:x="8.091cm" svg:y="7.708cm" chart:style-name="ch5">
              <text:p>maximal distance</text:p>
            </chart:title>
            <chart:categories table:cell-range-address="Tabelle1.A2:Tabelle1.A32"/>
          </chart:axis>
          <chart:axis chart:dimension="y" chart:name="primary-y" chart:style-name="ch6">
            <chart:title svg:x="0.451cm" svg:y="5.023cm" chart:style-name="ch7">
              <text:p>count</text:p>
            </chart:title>
          </chart:axis>
          <chart:series chart:style-name="ch8" chart:values-cell-range-address="Tabelle1.B2:Tabelle1.B32" chart:label-cell-address="Tabelle1.B1:Tabelle1.B1" chart:class="chart:line">
            <chart:data-point chart:repeated="31"/>
          </chart:series>
          <chart:series chart:style-name="ch9" chart:values-cell-range-address="Tabelle1.C2:Tabelle1.C32" chart:label-cell-address="Tabelle1.C1:Tabelle1.C1" chart:class="chart:line">
            <chart:data-point chart:repeated="19"/>
            <chart:data-point chart:style-name="ch10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cooccurrences</text:p>
                <draw:g>
                  <svg:desc>Tabelle1.B1:Tabelle1.B1</svg:desc>
                </draw:g>
              </table:table-cell>
              <table:table-cell office:value-type="string">
                <text:p>significant cooccurrences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abelle1.A2:Tabelle1.A32</svg:desc>
                </draw:g>
              </table:table-cell>
              <table:table-cell office:value-type="float" office:value="0">
                <text:p>0</text:p>
                <draw:g>
                  <svg:desc>Tabelle1.B2:Tabelle1.B32</svg:desc>
                </draw:g>
              </table:table-cell>
              <table:table-cell office:value-type="float" office:value="0">
                <text:p>0</text:p>
                <draw:g>
                  <svg:desc>Tabelle1.C2:Tabelle1.C3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1">
                <text:p>126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342">
                <text:p>234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1">
                <text:p>312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46">
                <text:p>374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19">
                <text:p>4219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647">
                <text:p>4647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9">
                <text:p>5009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313">
                <text:p>5313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83">
                <text:p>558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833">
                <text:p>5833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6">
                <text:p>6036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207">
                <text:p>6207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73">
                <text:p>6373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497">
                <text:p>6497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4">
                <text:p>6604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719">
                <text:p>6719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23">
                <text:p>6823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910">
                <text:p>6910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97">
                <text:p>6997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68">
                <text:p>7068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29">
                <text:p>7129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185">
                <text:p>7185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38">
                <text:p>7238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298">
                <text:p>7298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40">
                <text:p>734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371">
                <text:p>7371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03">
                <text:p>7403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433">
                <text:p>7433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60">
                <text:p>7460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487">
                <text:p>7487</text:p>
              </table:table-cell>
              <table:table-cell office:value-type="float" office:value="2099">
                <text:p>20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